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、この奥からものすごい魔力を感じ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強い！　強すぎるよ！！　もはや
魔力というか殺気だ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で間違いな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ね・・・</text:p>
          </table:table-cell>
          <table:table-cell table:style-name="ce0" office:value-type="string">
            <text:p>Map384</text:p>
          </table:table-cell>
          <table:table-cell table:style-name="ce0"/>
          <table:table-cell table:style-name="ce0" office:value-type="string">
            <text:p>I-I suppose so...</text:p>
          </table:table-cell>
          <table:table-cell table:number-columns-repeated="1020"/>
        </table:table-row>
        <table:table-row>
          <table:table-cell table:style-name="ce0" office:value-type="string">
            <text:p>熾天宮で会った時よりも、さらにすごくなってる
み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っちには秘密兵器があ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S.D。　これが勝利の鍵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白カラットはこちらが干渉剤を持っている
ことを知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簡単には隙を見せてはくれ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の辺はホラ、うまくやれば何とか
なる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“うまくやれば”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具体的には、どうや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勢いクラスタって怖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にかく・・・隙を見つけ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！　隙を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く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き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